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431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v_dynamic_df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pstart_time</text:p>
          </table:table-cell>
          <table:table-cell office:value-type="string" calcext:value-type="string">
            <text:p>pend_tim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start_time</text:p>
          </table:table-cell>
          <table:table-cell office:value-type="string" calcext:value-type="string">
            <text:p>dend_time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call_in_time_slot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5230264800191" calcext:value-type="float">
            <text:p>45.5230264800191</text:p>
          </table:table-cell>
          <table:table-cell office:value-type="float" office:value="12.2672933993299" calcext:value-type="float">
            <text:p>12.267293399329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09" calcext:value-type="float">
            <text:p>309</text:p>
          </table:table-cell>
          <table:table-cell office:value-type="float" office:value="45.5123679838287" calcext:value-type="float">
            <text:p>45.5123679838287</text:p>
          </table:table-cell>
          <table:table-cell office:value-type="float" office:value="12.2790039482532" calcext:value-type="float">
            <text:p>12.2790039482532</text:p>
          </table:table-cell>
          <table:table-cell office:value-type="float" office:value="234" calcext:value-type="float">
            <text:p>234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5147504990505" calcext:value-type="float">
            <text:p>45.5147504990505</text:p>
          </table:table-cell>
          <table:table-cell office:value-type="float" office:value="12.27185937103" calcext:value-type="float">
            <text:p>12.2718593710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26" calcext:value-type="float">
            <text:p>326</text:p>
          </table:table-cell>
          <table:table-cell office:value-type="float" office:value="45.5074599670408" calcext:value-type="float">
            <text:p>45.5074599670408</text:p>
          </table:table-cell>
          <table:table-cell office:value-type="float" office:value="12.2605750011596" calcext:value-type="float">
            <text:p>12.2605750011596</text:p>
          </table:table-cell>
          <table:table-cell office:value-type="float" office:value="171" calcext:value-type="float">
            <text:p>171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5131790070425" calcext:value-type="float">
            <text:p>45.5131790070425</text:p>
          </table:table-cell>
          <table:table-cell office:value-type="float" office:value="12.2559970312368" calcext:value-type="float">
            <text:p>12.2559970312368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552" calcext:value-type="float">
            <text:p>552</text:p>
          </table:table-cell>
          <table:table-cell office:value-type="float" office:value="45.5051265923394" calcext:value-type="float">
            <text:p>45.5051265923394</text:p>
          </table:table-cell>
          <table:table-cell office:value-type="float" office:value="12.2824090876002" calcext:value-type="float">
            <text:p>12.2824090876002</text:p>
          </table:table-cell>
          <table:table-cell office:value-type="float" office:value="401" calcext:value-type="float">
            <text:p>401</text:p>
          </table:table-cell>
          <table:table-cell office:value-type="float" office:value="719" calcext:value-type="float">
            <text:p>7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5055160405561" calcext:value-type="float">
            <text:p>45.5055160405561</text:p>
          </table:table-cell>
          <table:table-cell office:value-type="float" office:value="12.2824230408768" calcext:value-type="float">
            <text:p>12.2824230408768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67" calcext:value-type="float">
            <text:p>567</text:p>
          </table:table-cell>
          <table:table-cell office:value-type="float" office:value="45.510942973045" calcext:value-type="float">
            <text:p>45.510942973045</text:p>
          </table:table-cell>
          <table:table-cell office:value-type="float" office:value="12.2652930609077" calcext:value-type="float">
            <text:p>12.2652930609077</text:p>
          </table:table-cell>
          <table:table-cell office:value-type="float" office:value="403" calcext:value-type="float">
            <text:p>403</text:p>
          </table:table-cell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5073160157083" calcext:value-type="float">
            <text:p>45.5073160157083</text:p>
          </table:table-cell>
          <table:table-cell office:value-type="float" office:value="12.2608339810981" calcext:value-type="float">
            <text:p>12.260833981098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02" calcext:value-type="float">
            <text:p>702</text:p>
          </table:table-cell>
          <table:table-cell office:value-type="float" office:value="45.5123679838287" calcext:value-type="float">
            <text:p>45.5123679838287</text:p>
          </table:table-cell>
          <table:table-cell office:value-type="float" office:value="12.2790039482532" calcext:value-type="float">
            <text:p>12.2790039482532</text:p>
          </table:table-cell>
          <table:table-cell office:value-type="float" office:value="514" calcext:value-type="float">
            <text:p>514</text:p>
          </table:table-cell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5108989573915" calcext:value-type="float">
            <text:p>45.5108989573915</text:p>
          </table:table-cell>
          <table:table-cell office:value-type="float" office:value="12.2653779542397" calcext:value-type="float">
            <text:p>12.2653779542397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office:value-type="float" office:value="45.5259620259786" calcext:value-type="float">
            <text:p>45.5259620259786</text:p>
          </table:table-cell>
          <table:table-cell office:value-type="float" office:value="12.268402068401" calcext:value-type="float">
            <text:p>12.268402068401</text:p>
          </table:table-cell>
          <table:table-cell office:value-type="float" office:value="391" calcext:value-type="float">
            <text:p>391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5039806788766" calcext:value-type="float">
            <text:p>45.5039806788766</text:p>
          </table:table-cell>
          <table:table-cell office:value-type="float" office:value="12.2859631725866" calcext:value-type="float">
            <text:p>12.2859631725866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547" calcext:value-type="float">
            <text:p>547</text:p>
          </table:table-cell>
          <table:table-cell office:value-type="float" office:value="45.5202199372396" calcext:value-type="float">
            <text:p>45.5202199372396</text:p>
          </table:table-cell>
          <table:table-cell office:value-type="float" office:value="12.2571427687901" calcext:value-type="float">
            <text:p>12.2571427687901</text:p>
          </table:table-cell>
          <table:table-cell office:value-type="float" office:value="495" calcext:value-type="float">
            <text:p>495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5206630714421" calcext:value-type="float">
            <text:p>45.5206630714421</text:p>
          </table:table-cell>
          <table:table-cell office:value-type="float" office:value="12.2674887378023" calcext:value-type="float">
            <text:p>12.2674887378023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688" calcext:value-type="float">
            <text:p>688</text:p>
          </table:table-cell>
          <table:table-cell office:value-type="float" office:value="45.5077709822112" calcext:value-type="float">
            <text:p>45.5077709822112</text:p>
          </table:table-cell>
          <table:table-cell office:value-type="float" office:value="12.2822100015963" calcext:value-type="float">
            <text:p>12.2822100015963</text:p>
          </table:table-cell>
          <table:table-cell office:value-type="float" office:value="548" calcext:value-type="float">
            <text:p>548</text:p>
          </table:table-cell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5079950285127" calcext:value-type="float">
            <text:p>45.5079950285127</text:p>
          </table:table-cell>
          <table:table-cell office:value-type="float" office:value="12.2823820362725" calcext:value-type="float">
            <text:p>12.2823820362725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518" calcext:value-type="float">
            <text:p>518</text:p>
          </table:table-cell>
          <table:table-cell office:value-type="float" office:value="45.5124380196053" calcext:value-type="float">
            <text:p>45.5124380196053</text:p>
          </table:table-cell>
          <table:table-cell office:value-type="float" office:value="12.2790319611002" calcext:value-type="float">
            <text:p>12.2790319611002</text:p>
          </table:table-cell>
          <table:table-cell office:value-type="float" office:value="322" calcext:value-type="float">
            <text:p>322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5116940096194" calcext:value-type="float">
            <text:p>45.5116940096194</text:p>
          </table:table-cell>
          <table:table-cell office:value-type="float" office:value="12.2830874982462" calcext:value-type="float">
            <text:p>12.2830874982462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527" calcext:value-type="float">
            <text:p>527</text:p>
          </table:table-cell>
          <table:table-cell office:value-type="float" office:value="45.5074599670408" calcext:value-type="float">
            <text:p>45.5074599670408</text:p>
          </table:table-cell>
          <table:table-cell office:value-type="float" office:value="12.2605750011596" calcext:value-type="float">
            <text:p>12.2605750011596</text:p>
          </table:table-cell>
          <table:table-cell office:value-type="float" office:value="395" calcext:value-type="float">
            <text:p>395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.5124380196053" calcext:value-type="float">
            <text:p>45.5124380196053</text:p>
          </table:table-cell>
          <table:table-cell office:value-type="float" office:value="12.2790319611002" calcext:value-type="float">
            <text:p>12.279031961100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470" calcext:value-type="float">
            <text:p>470</text:p>
          </table:table-cell>
          <table:table-cell office:value-type="float" office:value="45.5107280287551" calcext:value-type="float">
            <text:p>45.5107280287551</text:p>
          </table:table-cell>
          <table:table-cell office:value-type="float" office:value="12.255406954306" calcext:value-type="float">
            <text:p>12.255406954306</text:p>
          </table:table-cell>
          <table:table-cell office:value-type="float" office:value="346" calcext:value-type="float">
            <text:p>346</text:p>
          </table:table-cell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.5085759788901" calcext:value-type="float">
            <text:p>45.5085759788901</text:p>
          </table:table-cell>
          <table:table-cell office:value-type="float" office:value="12.2558140468199" calcext:value-type="float">
            <text:p>12.2558140468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73" calcext:value-type="float">
            <text:p>373</text:p>
          </table:table-cell>
          <table:table-cell office:value-type="float" office:value="45.5259620259786" calcext:value-type="float">
            <text:p>45.5259620259786</text:p>
          </table:table-cell>
          <table:table-cell office:value-type="float" office:value="12.268402068401" calcext:value-type="float">
            <text:p>12.268402068401</text:p>
          </table:table-cell>
          <table:table-cell office:value-type="float" office:value="211" calcext:value-type="float">
            <text:p>211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.5183739697089" calcext:value-type="float">
            <text:p>45.5183739697089</text:p>
          </table:table-cell>
          <table:table-cell office:value-type="float" office:value="12.2570250088239" calcext:value-type="float">
            <text:p>12.2570250088239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666" calcext:value-type="float">
            <text:p>666</text:p>
          </table:table-cell>
          <table:table-cell office:value-type="float" office:value="45.5051265923394" calcext:value-type="float">
            <text:p>45.5051265923394</text:p>
          </table:table-cell>
          <table:table-cell office:value-type="float" office:value="12.2824090876002" calcext:value-type="float">
            <text:p>12.2824090876002</text:p>
          </table:table-cell>
          <table:table-cell office:value-type="float" office:value="487" calcext:value-type="float">
            <text:p>487</text:p>
          </table:table-cell>
          <table:table-cell office:value-type="float" office:value="839" calcext:value-type="float">
            <text:p>8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5055160405561" calcext:value-type="float">
            <text:p>45.5055160405561</text:p>
          </table:table-cell>
          <table:table-cell office:value-type="float" office:value="12.2824230408768" calcext:value-type="float">
            <text:p>12.2824230408768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539" calcext:value-type="float">
            <text:p>539</text:p>
          </table:table-cell>
          <table:table-cell office:value-type="float" office:value="45.510942973045" calcext:value-type="float">
            <text:p>45.510942973045</text:p>
          </table:table-cell>
          <table:table-cell office:value-type="float" office:value="12.2652930609077" calcext:value-type="float">
            <text:p>12.2652930609077</text:p>
          </table:table-cell>
          <table:table-cell office:value-type="float" office:value="436" calcext:value-type="float">
            <text:p>436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5131790070425" calcext:value-type="float">
            <text:p>45.5131790070425</text:p>
          </table:table-cell>
          <table:table-cell office:value-type="float" office:value="12.2559970312368" calcext:value-type="float">
            <text:p>12.255997031236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15" calcext:value-type="float">
            <text:p>515</text:p>
          </table:table-cell>
          <table:table-cell office:value-type="float" office:value="45.5144460054984" calcext:value-type="float">
            <text:p>45.5144460054984</text:p>
          </table:table-cell>
          <table:table-cell office:value-type="float" office:value="12.2724549868679" calcext:value-type="float">
            <text:p>12.2724549868679</text:p>
          </table:table-cell>
          <table:table-cell office:value-type="float" office:value="311" calcext:value-type="float">
            <text:p>311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.5105790213763" calcext:value-type="float">
            <text:p>45.5105790213763</text:p>
          </table:table-cell>
          <table:table-cell office:value-type="float" office:value="12.2552630329908" calcext:value-type="float">
            <text:p>12.2552630329908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553" calcext:value-type="float">
            <text:p>553</text:p>
          </table:table-cell>
          <table:table-cell office:value-type="float" office:value="45.5131479644705" calcext:value-type="float">
            <text:p>45.5131479644705</text:p>
          </table:table-cell>
          <table:table-cell office:value-type="float" office:value="12.2667579870922" calcext:value-type="float">
            <text:p>12.2667579870922</text:p>
          </table:table-cell>
          <table:table-cell office:value-type="float" office:value="373" calcext:value-type="float">
            <text:p>373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.5130100292331" calcext:value-type="float">
            <text:p>45.5130100292331</text:p>
          </table:table-cell>
          <table:table-cell office:value-type="float" office:value="12.2665579530582" calcext:value-type="float">
            <text:p>12.266557953058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45.5107280287551" calcext:value-type="float">
            <text:p>45.5107280287551</text:p>
          </table:table-cell>
          <table:table-cell office:value-type="float" office:value="12.255406954306" calcext:value-type="float">
            <text:p>12.255406954306</text:p>
          </table:table-cell>
          <table:table-cell office:value-type="float" office:value="208" calcext:value-type="float">
            <text:p>208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.5206630714421" calcext:value-type="float">
            <text:p>45.5206630714421</text:p>
          </table:table-cell>
          <table:table-cell office:value-type="float" office:value="12.2674887378023" calcext:value-type="float">
            <text:p>12.2674887378023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697" calcext:value-type="float">
            <text:p>697</text:p>
          </table:table-cell>
          <table:table-cell office:value-type="float" office:value="45.5051265923394" calcext:value-type="float">
            <text:p>45.5051265923394</text:p>
          </table:table-cell>
          <table:table-cell office:value-type="float" office:value="12.2824090876002" calcext:value-type="float">
            <text:p>12.2824090876002</text:p>
          </table:table-cell>
          <table:table-cell office:value-type="float" office:value="551" calcext:value-type="float">
            <text:p>551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.5073160157083" calcext:value-type="float">
            <text:p>45.5073160157083</text:p>
          </table:table-cell>
          <table:table-cell office:value-type="float" office:value="12.2608339810981" calcext:value-type="float">
            <text:p>12.2608339810981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670" calcext:value-type="float">
            <text:p>670</text:p>
          </table:table-cell>
          <table:table-cell office:value-type="float" office:value="45.5158369978421" calcext:value-type="float">
            <text:p>45.5158369978421</text:p>
          </table:table-cell>
          <table:table-cell office:value-type="float" office:value="12.2683120281395" calcext:value-type="float">
            <text:p>12.2683120281395</text:p>
          </table:table-cell>
          <table:table-cell office:value-type="float" office:value="433" calcext:value-type="float">
            <text:p>433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5092829855662" calcext:value-type="float">
            <text:p>45.5092829855662</text:p>
          </table:table-cell>
          <table:table-cell office:value-type="float" office:value="12.2626449899242" calcext:value-type="float">
            <text:p>12.262644989924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76" calcext:value-type="float">
            <text:p>376</text:p>
          </table:table-cell>
          <table:table-cell office:value-type="float" office:value="45.5112779965746" calcext:value-type="float">
            <text:p>45.5112779965746</text:p>
          </table:table-cell>
          <table:table-cell office:value-type="float" office:value="12.2828580584667" calcext:value-type="float">
            <text:p>12.2828580584667</text:p>
          </table:table-cell>
          <table:table-cell office:value-type="float" office:value="195" calcext:value-type="float">
            <text:p>195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4862351927557" calcext:value-type="float">
            <text:p>45.4862351927557</text:p>
          </table:table-cell>
          <table:table-cell office:value-type="float" office:value="12.2736964471664" calcext:value-type="float">
            <text:p>12.273696447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5.4862351927557" calcext:value-type="float">
            <text:p>45.4862351927557</text:p>
          </table:table-cell>
          <table:table-cell office:value-type="float" office:value="12.2736964471664" calcext:value-type="float">
            <text:p>12.273696447166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5T16:39:10.156848289</dc:date>
    <meta:editing-duration>PT41S</meta:editing-duration>
    <meta:editing-cycles>1</meta:editing-cycles>
    <meta:document-statistic meta:table-count="1" meta:cell-count="266" meta:object-count="0"/>
    <meta:generator>LibreOffice/7.3.7.2$Linux_X86_64 LibreOffice_project/30$Build-2</meta:generator>
  </office:meta>
</office:document-meta>
</file>